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" svg:font-family="times" style:font-family-generic="roman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1.6909in"/>
    </style:style>
    <style:style style:name="co5" style:family="table-column">
      <style:table-column-properties fo:break-before="auto" style:column-width="0.81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times"/>
    </style:style>
    <style:style style:name="ce5" style:family="table-cell" style:parent-style-name="Default">
      <style:text-properties style:font-name="time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times" fo:font-weight="normal" style:font-weight-asian="normal" style:font-weight-complex="normal"/>
    </style:style>
    <style:style style:name="ce8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ot4_KS_vs_GT_performance_comparison_20250513-204000_EMUsort,Kilosort4,MUedit_25,25,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ort_type</text:p>
          </table:table-cell>
          <table:table-cell office:value-type="string" calcext:value-type="string">
            <text:p>datestring</text:p>
          </table:table-cell>
          <table:table-cell office:value-type="string" calcext:value-type="string">
            <text:p>noise_level</text:p>
          </table:table-cell>
          <table:table-cell/>
          <table:table-cell office:value-type="string" calcext:value-type="string">
            <text:p>KS accuracy</text:p>
          </table:table-cell>
          <table:table-cell office:value-type="string" calcext:value-type="string">
            <text:p>Error Rate</text:p>
          </table:table-cell>
          <table:table-cell/>
          <table:table-cell table:style-name="ce4"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95213416544545" calcext:value-type="float">
            <text:p>0.995213416544545</text:p>
          </table:table-cell>
          <table:table-cell office:value-type="float" office:value="0.976543293844954" calcext:value-type="float">
            <text:p>0.976543293844954</text:p>
          </table:table-cell>
          <table:table-cell office:value-type="float" office:value="0.972003618892853" calcext:value-type="float">
            <text:p>0.972003618892853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402741549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]+[.$C2]-1" office:value-type="float" office:value="0.971756710389499" calcext:value-type="float">
            <text:p>0.971756710389499</text:p>
          </table:table-cell>
          <table:table-cell table:formula="of:=1-[.I2]" office:value-type="float" office:value="0.0282432896105012" calcext:value-type="float">
            <text:p>0.0282432896105012</text:p>
          </table:table-cell>
          <table:table-cell/>
          <table:table-cell table:style-name="ce4"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93310647402755" calcext:value-type="float">
            <text:p>0.993310647402755</text:p>
          </table:table-cell>
          <table:table-cell office:value-type="float" office:value="0.977741687582265" calcext:value-type="float">
            <text:p>0.977741687582265</text:p>
          </table:table-cell>
          <table:table-cell office:value-type="float" office:value="0.971382956388481" calcext:value-type="float">
            <text:p>0.971382956388481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1463457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]+[.$C3]-1" office:value-type="float" office:value="0.97105233498502" calcext:value-type="float">
            <text:p>0.97105233498502</text:p>
          </table:table-cell>
          <table:table-cell table:formula="of:=1-[.I3]" office:value-type="float" office:value="0.02894766501498" calcext:value-type="float">
            <text:p>0.02894766501498</text:p>
          </table:table-cell>
          <table:table-cell/>
          <table:table-cell table:style-name="ce4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83070965670535" calcext:value-type="float">
            <text:p>0.983070965670535</text:p>
          </table:table-cell>
          <table:table-cell office:value-type="float" office:value="0.98294832188077" calcext:value-type="float">
            <text:p>0.98294832188077</text:p>
          </table:table-cell>
          <table:table-cell office:value-type="float" office:value="0.966428362549611" calcext:value-type="float">
            <text:p>0.966428362549611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22348052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]+[.$C4]-1" office:value-type="float" office:value="0.966019287551305" calcext:value-type="float">
            <text:p>0.966019287551305</text:p>
          </table:table-cell>
          <table:table-cell table:formula="of:=1-[.I4]" office:value-type="float" office:value="0.033980712448695" calcext:value-type="float">
            <text:p>0.033980712448695</text:p>
          </table:table-cell>
          <table:table-cell/>
          <table:table-cell table:style-name="ce5" office:value-type="string" calcext:value-type="string">
            <text:p>Accuracy</text:p>
          </table:table-cell>
          <table:table-cell table:style-name="ce4"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992820634148826" calcext:value-type="float">
            <text:p>0.992820634148826</text:p>
          </table:table-cell>
          <table:table-cell office:value-type="float" office:value="0.971215758752348" calcext:value-type="float">
            <text:p>0.971215758752348</text:p>
          </table:table-cell>
          <table:table-cell office:value-type="float" office:value="0.964542241327492" calcext:value-type="float">
            <text:p>0.964542241327492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5086335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5]+[.$C5]-1" office:value-type="float" office:value="0.964036392901174" calcext:value-type="float">
            <text:p>0.964036392901174</text:p>
          </table:table-cell>
          <table:table-cell table:formula="of:=1-[.I5]" office:value-type="float" office:value="0.0359636070988261" calcext:value-type="float">
            <text:p>0.0359636070988261</text:p>
          </table:table-cell>
          <table:table-cell/>
          <table:table-cell table:style-name="ce6" office:value-type="string" calcext:value-type="string">
            <text:p>Sorter</text:p>
          </table:table-cell>
          <table:table-cell table:style-name="ce6" office:value-type="string" calcext:value-type="string">
            <text:p>Run Count</text:p>
          </table:table-cell>
          <table:table-cell table:style-name="ce6" office:value-type="string" calcext:value-type="string">
            <text:p>Median (%)</text:p>
            <text:p>all MUAPs</text:p>
          </table:table-cell>
          <table:table-cell table:style-name="ce6" office:value-type="string" calcext:value-type="string">
            <text:p>Mean (%)</text:p>
            <text:p>all MUAPs</text:p>
          </table:table-cell>
          <table:table-cell table:style-name="ce6" office:value-type="string" calcext:value-type="string">
            <text:p>Standard Deviation (%)</text:p>
            <text:p>all MUAP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80551045101092" calcext:value-type="float">
            <text:p>0.980551045101092</text:p>
          </table:table-cell>
          <table:table-cell office:value-type="float" office:value="0.98140438777418" calcext:value-type="float">
            <text:p>0.98140438777418</text:p>
          </table:table-cell>
          <table:table-cell office:value-type="float" office:value="0.962368130071781" calcext:value-type="float">
            <text:p>0.962368130071781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25513725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6]+[.$C6]-1" office:value-type="float" office:value="0.961955432875272" calcext:value-type="float">
            <text:p>0.961955432875272</text:p>
          </table:table-cell>
          <table:table-cell table:formula="of:=1-[.I6]" office:value-type="float" office:value="0.0380445671247278" calcext:value-type="float">
            <text:p>0.0380445671247278</text:p>
          </table:table-cell>
          <table:table-cell/>
          <table:table-cell table:style-name="ce6" office:value-type="string" calcext:value-type="string">
            <text:p>EMUsort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D2:.D26])" office:value-type="percentage" office:value="0.949182107505905" calcext:value-type="percentage">
            <text:p>94.9%</text:p>
          </table:table-cell>
          <table:table-cell table:style-name="ce8" table:formula="of:=AVERAGE([.D2:.D26])" office:value-type="percentage" office:value="0.934083121059601" calcext:value-type="percentage">
            <text:p>93.4%</text:p>
          </table:table-cell>
          <table:table-cell table:style-name="ce8" table:formula="of:=STDEV([.D2:.D26])" office:value-type="percentage" office:value="0.0340629341490893" calcext:value-type="percentage">
            <text:p>3.4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91503633608905" calcext:value-type="float">
            <text:p>0.991503633608905</text:p>
          </table:table-cell>
          <table:table-cell office:value-type="float" office:value="0.968780957802699" calcext:value-type="float">
            <text:p>0.968780957802699</text:p>
          </table:table-cell>
          <table:table-cell office:value-type="float" office:value="0.960838639447146" calcext:value-type="float">
            <text:p>0.960838639447146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3850213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7]+[.$C7]-1" office:value-type="float" office:value="0.960284591411604" calcext:value-type="float">
            <text:p>0.960284591411604</text:p>
          </table:table-cell>
          <table:table-cell table:formula="of:=1-[.I7]" office:value-type="float" office:value="0.0397154085883959" calcext:value-type="float">
            <text:p>0.0397154085883959</text:p>
          </table:table-cell>
          <table:table-cell/>
          <table:table-cell table:style-name="ce6" office:value-type="string" calcext:value-type="string">
            <text:p>Kilosort4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D27:.D51])" office:value-type="percentage" office:value="0.83011618532259" calcext:value-type="percentage">
            <text:p>83.0%</text:p>
          </table:table-cell>
          <table:table-cell table:style-name="ce8" table:formula="of:=AVERAGE([.D27:.D51])" office:value-type="percentage" office:value="0.814576158170475" calcext:value-type="percentage">
            <text:p>81.5%</text:p>
          </table:table-cell>
          <table:table-cell table:style-name="ce8" table:formula="of:=STDEV([.D27:.D51])" office:value-type="percentage" office:value="0.0738765130508628" calcext:value-type="percentage">
            <text:p>7.4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87625027614223" calcext:value-type="float">
            <text:p>0.987625027614223</text:p>
          </table:table-cell>
          <table:table-cell office:value-type="float" office:value="0.96988742749155" calcext:value-type="float">
            <text:p>0.96988742749155</text:p>
          </table:table-cell>
          <table:table-cell office:value-type="float" office:value="0.958146816930123" calcext:value-type="float">
            <text:p>0.958146816930123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40260167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8]+[.$C8]-1" office:value-type="float" office:value="0.957512455105773" calcext:value-type="float">
            <text:p>0.957512455105773</text:p>
          </table:table-cell>
          <table:table-cell table:formula="of:=1-[.I8]" office:value-type="float" office:value="0.042487544894227" calcext:value-type="float">
            <text:p>0.042487544894227</text:p>
          </table:table-cell>
          <table:table-cell/>
          <table:table-cell table:style-name="ce6" office:value-type="string" calcext:value-type="string">
            <text:p>MUedi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MEDIAN([.D52:.D55])" office:value-type="percentage" office:value="0.640821903742684" calcext:value-type="percentage">
            <text:p>64.1%</text:p>
          </table:table-cell>
          <table:table-cell table:style-name="ce8" table:formula="of:=AVERAGE([.D52:.D55])" office:value-type="percentage" office:value="0.664616429222523" calcext:value-type="percentage">
            <text:p>66.5%</text:p>
          </table:table-cell>
          <table:table-cell table:style-name="ce8" table:formula="of:=STDEV([.D52:.D55])" office:value-type="percentage" office:value="0.0704806164062558" calcext:value-type="percentage">
            <text:p>7.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5017907210539" calcext:value-type="float">
            <text:p>0.995017907210539</text:p>
          </table:table-cell>
          <table:table-cell office:value-type="float" office:value="0.962191895569537" calcext:value-type="float">
            <text:p>0.962191895569537</text:p>
          </table:table-cell>
          <table:table-cell office:value-type="float" office:value="0.95745694038999" calcext:value-type="float">
            <text:p>0.95745694038999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1385635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9]+[.$C9]-1" office:value-type="float" office:value="0.957209802780076" calcext:value-type="float">
            <text:p>0.957209802780076</text:p>
          </table:table-cell>
          <table:table-cell table:formula="of:=1-[.I9]" office:value-type="float" office:value="0.0427901972199241" calcext:value-type="float">
            <text:p>0.0427901972199241</text:p>
          </table:table-cell>
          <table:table-cell/>
          <table:table-cell table:style-name="ce7"/>
          <table:table-cell table:style-name="ce4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68615949222629" calcext:value-type="float">
            <text:p>0.968615949222629</text:p>
          </table:table-cell>
          <table:table-cell office:value-type="float" office:value="0.984697401179591" calcext:value-type="float">
            <text:p>0.984697401179591</text:p>
          </table:table-cell>
          <table:table-cell office:value-type="float" office:value="0.953508776328363" calcext:value-type="float">
            <text:p>0.953508776328363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2713185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0]+[.$C10]-1" office:value-type="float" office:value="0.95331335040222" calcext:value-type="float">
            <text:p>0.95331335040222</text:p>
          </table:table-cell>
          <table:table-cell table:formula="of:=1-[.I10]" office:value-type="float" office:value="0.04668664959778" calcext:value-type="float">
            <text:p>0.04668664959778</text:p>
          </table:table-cell>
          <table:table-cell/>
          <table:table-cell table:style-name="ce7"/>
          <table:table-cell table:style-name="ce4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73438273035275" calcext:value-type="float">
            <text:p>0.973438273035275</text:p>
          </table:table-cell>
          <table:table-cell office:value-type="float" office:value="0.978491702502308" calcext:value-type="float">
            <text:p>0.978491702502308</text:p>
          </table:table-cell>
          <table:table-cell office:value-type="float" office:value="0.953418533991583" calcext:value-type="float">
            <text:p>0.953418533991583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24263733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1]+[.$C11]-1" office:value-type="float" office:value="0.951929975537583" calcext:value-type="float">
            <text:p>0.951929975537583</text:p>
          </table:table-cell>
          <table:table-cell table:formula="of:=1-[.I11]" office:value-type="float" office:value="0.048070024462417" calcext:value-type="float">
            <text:p>0.048070024462417</text:p>
          </table:table-cell>
          <table:table-cell/>
          <table:table-cell table:style-name="ce5" office:value-type="string" calcext:value-type="string">
            <text:p>KS Accuracy</text:p>
          </table:table-cell>
          <table:table-cell table:style-name="ce4"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70148360695367" calcext:value-type="float">
            <text:p>0.970148360695367</text:p>
          </table:table-cell>
          <table:table-cell office:value-type="float" office:value="0.981596511292414" calcext:value-type="float">
            <text:p>0.981596511292414</text:p>
          </table:table-cell>
          <table:table-cell office:value-type="float" office:value="0.952404447821695" calcext:value-type="float">
            <text:p>0.952404447821695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0288320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2]+[.$C12]-1" office:value-type="float" office:value="0.951744871987781" calcext:value-type="float">
            <text:p>0.951744871987781</text:p>
          </table:table-cell>
          <table:table-cell table:formula="of:=1-[.I12]" office:value-type="float" office:value="0.048255128012219" calcext:value-type="float">
            <text:p>0.048255128012219</text:p>
          </table:table-cell>
          <table:table-cell/>
          <table:table-cell table:style-name="ce6" office:value-type="string" calcext:value-type="string">
            <text:p>Sorter</text:p>
          </table:table-cell>
          <table:table-cell table:style-name="ce6" office:value-type="string" calcext:value-type="string">
            <text:p>Run Count</text:p>
          </table:table-cell>
          <table:table-cell table:style-name="ce6" office:value-type="string" calcext:value-type="string">
            <text:p>Median (%)</text:p>
            <text:p>all MUAPs</text:p>
          </table:table-cell>
          <table:table-cell table:style-name="ce6" office:value-type="string" calcext:value-type="string">
            <text:p>Mean (%)</text:p>
            <text:p>all MUAPs</text:p>
          </table:table-cell>
          <table:table-cell table:style-name="ce6" office:value-type="string" calcext:value-type="string">
            <text:p>Standard Deviation (%)</text:p>
            <text:p>all MUA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3523171203167" calcext:value-type="float">
            <text:p>0.983523171203167</text:p>
          </table:table-cell>
          <table:table-cell office:value-type="float" office:value="0.964358575582809" calcext:value-type="float">
            <text:p>0.964358575582809</text:p>
          </table:table-cell>
          <table:table-cell office:value-type="float" office:value="0.950288345779745" calcext:value-type="float">
            <text:p>0.950288345779745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15321788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3]+[.$C13]-1" office:value-type="float" office:value="0.947881746785976" calcext:value-type="float">
            <text:p>0.947881746785976</text:p>
          </table:table-cell>
          <table:table-cell table:formula="of:=1-[.I13]" office:value-type="float" office:value="0.0521182532140241" calcext:value-type="float">
            <text:p>0.0521182532140241</text:p>
          </table:table-cell>
          <table:table-cell/>
          <table:table-cell table:style-name="ce6" office:value-type="string" calcext:value-type="string">
            <text:p>EMUsort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I2:.I26])" office:value-type="percentage" office:value="0.947881746785976" calcext:value-type="percentage">
            <text:p>94.8%</text:p>
          </table:table-cell>
          <table:table-cell table:style-name="ce8" table:formula="of:=AVERAGE([.I2:.I26])" office:value-type="percentage" office:value="0.919249043201085" calcext:value-type="percentage">
            <text:p>91.9%</text:p>
          </table:table-cell>
          <table:table-cell table:style-name="ce8" table:formula="of:=STDEV([.I2:.I26])" office:value-type="percentage" office:value="0.0619229064441589" calcext:value-type="percentage">
            <text:p>6.2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80501482683289" calcext:value-type="float">
            <text:p>0.980501482683289</text:p>
          </table:table-cell>
          <table:table-cell office:value-type="float" office:value="0.967420480686648" calcext:value-type="float">
            <text:p>0.967420480686648</text:p>
          </table:table-cell>
          <table:table-cell office:value-type="float" office:value="0.949182107505905" calcext:value-type="float">
            <text:p>0.949182107505905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2712109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4]+[.$C14]-1" office:value-type="float" office:value="0.947921963369937" calcext:value-type="float">
            <text:p>0.947921963369937</text:p>
          </table:table-cell>
          <table:table-cell table:formula="of:=1-[.I14]" office:value-type="float" office:value="0.0520780366300631" calcext:value-type="float">
            <text:p>0.0520780366300631</text:p>
          </table:table-cell>
          <table:table-cell/>
          <table:table-cell table:style-name="ce6" office:value-type="string" calcext:value-type="string">
            <text:p>Kilosort4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I27:.I51])" office:value-type="percentage" office:value="0.812121085551689" calcext:value-type="percentage">
            <text:p>81.2%</text:p>
          </table:table-cell>
          <table:table-cell table:style-name="ce8" table:formula="of:=AVERAGE([.I27:.I51])" office:value-type="percentage" office:value="0.763633996239283" calcext:value-type="percentage">
            <text:p>76.4%</text:p>
          </table:table-cell>
          <table:table-cell table:style-name="ce8" table:formula="of:=STDEV([.I27:.I51])" office:value-type="percentage" office:value="0.12250007068002" calcext:value-type="percentage">
            <text:p>12.3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72543725962153" calcext:value-type="float">
            <text:p>0.972543725962153</text:p>
          </table:table-cell>
          <table:table-cell office:value-type="float" office:value="0.968268592467795" calcext:value-type="float">
            <text:p>0.968268592467795</text:p>
          </table:table-cell>
          <table:table-cell office:value-type="float" office:value="0.94129767845345" calcext:value-type="float">
            <text:p>0.94129767845345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3851524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5]+[.$C15]-1" office:value-type="float" office:value="0.940812318429948" calcext:value-type="float">
            <text:p>0.940812318429948</text:p>
          </table:table-cell>
          <table:table-cell table:formula="of:=1-[.I15]" office:value-type="float" office:value="0.0591876815700521" calcext:value-type="float">
            <text:p>0.0591876815700521</text:p>
          </table:table-cell>
          <table:table-cell/>
          <table:table-cell table:style-name="ce6" office:value-type="string" calcext:value-type="string">
            <text:p>MUedi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MEDIAN([.I52:.I55])" office:value-type="percentage" office:value="0.413031806961662" calcext:value-type="percentage">
            <text:p>41.3%</text:p>
          </table:table-cell>
          <table:table-cell table:style-name="ce8" table:formula="of:=AVERAGE([.I52:.I55])" office:value-type="percentage" office:value="0.449980046560505" calcext:value-type="percentage">
            <text:p>45.0%</text:p>
          </table:table-cell>
          <table:table-cell table:style-name="ce8" table:formula="of:=STDEV([.I52:.I55])" office:value-type="percentage" office:value="0.142445808609808" calcext:value-type="percentage">
            <text:p>14.2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60162891263746" calcext:value-type="float">
            <text:p>0.960162891263746</text:p>
          </table:table-cell>
          <table:table-cell office:value-type="float" office:value="0.977168893568497" calcext:value-type="float">
            <text:p>0.977168893568497</text:p>
          </table:table-cell>
          <table:table-cell office:value-type="float" office:value="0.938924812495299" calcext:value-type="float">
            <text:p>0.938924812495299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24280207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6]+[.$C16]-1" office:value-type="float" office:value="0.937331784832243" calcext:value-type="float">
            <text:p>0.937331784832243</text:p>
          </table:table-cell>
          <table:table-cell table:formula="of:=1-[.I16]" office:value-type="float" office:value="0.0626682151677569" calcext:value-type="float">
            <text:p>0.0626682151677569</text:p>
          </table:table-cell>
          <table:table-cell/>
          <table:table-cell table:style-name="ce7"/>
          <table:table-cell table:style-name="ce4"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72256419723984" calcext:value-type="float">
            <text:p>0.972256419723984</text:p>
          </table:table-cell>
          <table:table-cell office:value-type="float" office:value="0.962657771300257" calcext:value-type="float">
            <text:p>0.962657771300257</text:p>
          </table:table-cell>
          <table:table-cell office:value-type="float" office:value="0.938045923480165" calcext:value-type="float">
            <text:p>0.938045923480165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41758191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7]+[.$C17]-1" office:value-type="float" office:value="0.934914191024241" calcext:value-type="float">
            <text:p>0.934914191024241</text:p>
          </table:table-cell>
          <table:table-cell table:formula="of:=1-[.I17]" office:value-type="float" office:value="0.0650858089757591" calcext:value-type="float">
            <text:p>0.0650858089757591</text:p>
          </table:table-cell>
          <table:table-cell/>
          <table:table-cell table:style-name="ce7"/>
          <table:table-cell table:style-name="ce4"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80416869832264" calcext:value-type="float">
            <text:p>0.980416869832264</text:p>
          </table:table-cell>
          <table:table-cell office:value-type="float" office:value="0.94588949070478" calcext:value-type="float">
            <text:p>0.94588949070478</text:p>
          </table:table-cell>
          <table:table-cell office:value-type="float" office:value="0.929045237185196" calcext:value-type="float">
            <text:p>0.929045237185196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45648837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8]+[.$C18]-1" office:value-type="float" office:value="0.926306360537044" calcext:value-type="float">
            <text:p>0.926306360537044</text:p>
          </table:table-cell>
          <table:table-cell table:formula="of:=1-[.I18]" office:value-type="float" office:value="0.0736936394629559" calcext:value-type="float">
            <text:p>0.0736936394629559</text:p>
          </table:table-cell>
          <table:table-cell/>
          <table:table-cell table:style-name="ce5" office:value-type="string" calcext:value-type="string">
            <text:p>Error Rate</text:p>
          </table:table-cell>
          <table:table-cell table:style-name="ce4"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977216785334158" calcext:value-type="float">
            <text:p>0.977216785334158</text:p>
          </table:table-cell>
          <table:table-cell office:value-type="float" office:value="0.94352790597812" calcext:value-type="float">
            <text:p>0.94352790597812</text:p>
          </table:table-cell>
          <table:table-cell office:value-type="float" office:value="0.923437925934751" calcext:value-type="float">
            <text:p>0.923437925934751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42916520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19]+[.$C19]-1" office:value-type="float" office:value="0.920744691312278" calcext:value-type="float">
            <text:p>0.920744691312278</text:p>
          </table:table-cell>
          <table:table-cell table:formula="of:=1-[.I19]" office:value-type="float" office:value="0.0792553086877219" calcext:value-type="float">
            <text:p>0.0792553086877219</text:p>
          </table:table-cell>
          <table:table-cell/>
          <table:table-cell table:style-name="ce6" office:value-type="string" calcext:value-type="string">
            <text:p>Sorter</text:p>
          </table:table-cell>
          <table:table-cell table:style-name="ce6" office:value-type="string" calcext:value-type="string">
            <text:p>Run Count</text:p>
          </table:table-cell>
          <table:table-cell table:style-name="ce6" office:value-type="string" calcext:value-type="string">
            <text:p>Median (%)</text:p>
            <text:p>all MUAPs</text:p>
          </table:table-cell>
          <table:table-cell table:style-name="ce6" office:value-type="string" calcext:value-type="string">
            <text:p>Mean (%)</text:p>
            <text:p>all MUAPs</text:p>
          </table:table-cell>
          <table:table-cell table:style-name="ce6" office:value-type="string" calcext:value-type="string">
            <text:p>Standard Deviation (%)</text:p>
            <text:p>all MUAP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5241327928492" calcext:value-type="float">
            <text:p>0.985241327928492</text:p>
          </table:table-cell>
          <table:table-cell office:value-type="float" office:value="0.924765567521936" calcext:value-type="float">
            <text:p>0.924765567521936</text:p>
          </table:table-cell>
          <table:table-cell office:value-type="float" office:value="0.917011789011206" calcext:value-type="float">
            <text:p>0.917011789011206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22323597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0]+[.$C20]-1" office:value-type="float" office:value="0.910006895450428" calcext:value-type="float">
            <text:p>0.910006895450428</text:p>
          </table:table-cell>
          <table:table-cell table:formula="of:=1-[.I20]" office:value-type="float" office:value="0.0899931045495721" calcext:value-type="float">
            <text:p>0.0899931045495721</text:p>
          </table:table-cell>
          <table:table-cell/>
          <table:table-cell table:style-name="ce6" office:value-type="string" calcext:value-type="string">
            <text:p>EMUsort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J2:.J26])" office:value-type="percentage" office:value="0.0521182532140241" calcext:value-type="percentage">
            <text:p>5.2%</text:p>
          </table:table-cell>
          <table:table-cell table:style-name="ce8" table:formula="of:=AVERAGE([.J2:.J26])" office:value-type="percentage" office:value="0.0807509567989147" calcext:value-type="percentage">
            <text:p>8.1%</text:p>
          </table:table-cell>
          <table:table-cell table:style-name="ce8" table:formula="of:=STDEV([.J2:.J26])" office:value-type="percentage" office:value="0.0619229064441588" calcext:value-type="percentage">
            <text:p>6.2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72518117989633" calcext:value-type="float">
            <text:p>0.972518117989633</text:p>
          </table:table-cell>
          <table:table-cell office:value-type="float" office:value="0.926533248535584" calcext:value-type="float">
            <text:p>0.926533248535584</text:p>
          </table:table-cell>
          <table:table-cell office:value-type="float" office:value="0.907300863069825" calcext:value-type="float">
            <text:p>0.907300863069825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41489479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1]+[.$C21]-1" office:value-type="float" office:value="0.899051366525217" calcext:value-type="float">
            <text:p>0.899051366525217</text:p>
          </table:table-cell>
          <table:table-cell table:formula="of:=1-[.I21]" office:value-type="float" office:value="0.100948633474783" calcext:value-type="float">
            <text:p>0.100948633474783</text:p>
          </table:table-cell>
          <table:table-cell/>
          <table:table-cell table:style-name="ce6" office:value-type="string" calcext:value-type="string">
            <text:p>Kilosort4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J27:.J51])" office:value-type="percentage" office:value="0.187878914448311" calcext:value-type="percentage">
            <text:p>18.8%</text:p>
          </table:table-cell>
          <table:table-cell table:style-name="ce8" table:formula="of:=AVERAGE([.J27:.J51])" office:value-type="percentage" office:value="0.236366003760717" calcext:value-type="percentage">
            <text:p>23.6%</text:p>
          </table:table-cell>
          <table:table-cell table:style-name="ce8" table:formula="of:=STDEV([.J27:.J51])" office:value-type="percentage" office:value="0.122500070680019" calcext:value-type="percentage">
            <text:p>12.3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70988739860002" calcext:value-type="float">
            <text:p>0.970988739860002</text:p>
          </table:table-cell>
          <table:table-cell office:value-type="float" office:value="0.923266092490887" calcext:value-type="float">
            <text:p>0.923266092490887</text:p>
          </table:table-cell>
          <table:table-cell office:value-type="float" office:value="0.899860978922456" calcext:value-type="float">
            <text:p>0.899860978922456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42884536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2]+[.$C22]-1" office:value-type="float" office:value="0.894254832350889" calcext:value-type="float">
            <text:p>0.894254832350889</text:p>
          </table:table-cell>
          <table:table-cell table:formula="of:=1-[.I22]" office:value-type="float" office:value="0.105745167649111" calcext:value-type="float">
            <text:p>0.105745167649111</text:p>
          </table:table-cell>
          <table:table-cell/>
          <table:table-cell table:style-name="ce6" office:value-type="string" calcext:value-type="string">
            <text:p>MUedi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MEDIAN([.J52:.J55])" office:value-type="percentage" office:value="0.586968193038338" calcext:value-type="percentage">
            <text:p>58.7%</text:p>
          </table:table-cell>
          <table:table-cell table:style-name="ce8" table:formula="of:=AVERAGE([.J52:.J55])" office:value-type="percentage" office:value="0.550019953439495" calcext:value-type="percentage">
            <text:p>55.0%</text:p>
          </table:table-cell>
          <table:table-cell table:style-name="ce8" table:formula="of:=STDEV([.J52:.J55])" office:value-type="percentage" office:value="0.142445808609808" calcext:value-type="percentage">
            <text:p>14.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2877405875846" calcext:value-type="float">
            <text:p>0.902877405875846</text:p>
          </table:table-cell>
          <table:table-cell office:value-type="float" office:value="0.902293241534987" calcext:value-type="float">
            <text:p>0.902293241534987</text:p>
          </table:table-cell>
          <table:table-cell office:value-type="float" office:value="0.887954379761831" calcext:value-type="float">
            <text:p>0.887954379761831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20800694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3]+[.$C23]-1" office:value-type="float" office:value="0.805170647410833" calcext:value-type="float">
            <text:p>0.805170647410833</text:p>
          </table:table-cell>
          <table:table-cell table:formula="of:=1-[.I23]" office:value-type="float" office:value="0.194829352589167" calcext:value-type="float">
            <text:p>0.1948293525891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1690201525489" calcext:value-type="float">
            <text:p>0.901690201525489</text:p>
          </table:table-cell>
          <table:table-cell office:value-type="float" office:value="0.893118591094353" calcext:value-type="float">
            <text:p>0.893118591094353</text:p>
          </table:table-cell>
          <table:table-cell office:value-type="float" office:value="0.874751254091499" calcext:value-type="float">
            <text:p>0.874751254091499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20788452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4]+[.$C24]-1" office:value-type="float" office:value="0.794808792619842" calcext:value-type="float">
            <text:p>0.794808792619842</text:p>
          </table:table-cell>
          <table:table-cell table:formula="of:=1-[.I24]" office:value-type="float" office:value="0.205191207380158" calcext:value-type="float">
            <text:p>0.20519120738015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6157916742298" calcext:value-type="float">
            <text:p>0.906157916742298</text:p>
          </table:table-cell>
          <table:table-cell office:value-type="float" office:value="0.881917308401028" calcext:value-type="float">
            <text:p>0.881917308401028</text:p>
          </table:table-cell>
          <table:table-cell office:value-type="float" office:value="0.87002151108338" calcext:value-type="float">
            <text:p>0.87002151108338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15307845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5]+[.$C25]-1" office:value-type="float" office:value="0.788075225143326" calcext:value-type="float">
            <text:p>0.788075225143326</text:p>
          </table:table-cell>
          <table:table-cell table:formula="of:=1-[.I25]" office:value-type="float" office:value="0.211924774856674" calcext:value-type="float">
            <text:p>0.21192477485667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78887029838232" calcext:value-type="float">
            <text:p>0.878887029838232</text:p>
          </table:table-cell>
          <table:table-cell office:value-type="float" office:value="0.888243028469393" calcext:value-type="float">
            <text:p>0.888243028469393</text:p>
          </table:table-cell>
          <table:table-cell office:value-type="float" office:value="0.8524557555762" calcext:value-type="float">
            <text:p>0.8524557555762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429_20535081390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6]+[.$C26]-1" office:value-type="float" office:value="0.767130058307625" calcext:value-type="float">
            <text:p>0.767130058307625</text:p>
          </table:table-cell>
          <table:table-cell table:formula="of:=1-[.I26]" office:value-type="float" office:value="0.232869941692375" calcext:value-type="float">
            <text:p>0.23286994169237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8894527061663" calcext:value-type="float">
            <text:p>0.978894527061663</text:p>
          </table:table-cell>
          <table:table-cell office:value-type="float" office:value="0.938391624171313" calcext:value-type="float">
            <text:p>0.938391624171313</text:p>
          </table:table-cell>
          <table:table-cell office:value-type="float" office:value="0.922550938108431" calcext:value-type="float">
            <text:p>0.922550938108431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23603130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7]+[.$C27]-1" office:value-type="float" office:value="0.917286151232976" calcext:value-type="float">
            <text:p>0.917286151232976</text:p>
          </table:table-cell>
          <table:table-cell table:formula="of:=1-[.I27]" office:value-type="float" office:value="0.0827138487670238" calcext:value-type="float">
            <text:p>0.0827138487670238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71597346824333" calcext:value-type="float">
            <text:p>0.971597346824333</text:p>
          </table:table-cell>
          <table:table-cell office:value-type="float" office:value="0.931274859422516" calcext:value-type="float">
            <text:p>0.931274859422516</text:p>
          </table:table-cell>
          <table:table-cell office:value-type="float" office:value="0.9091273740532" calcext:value-type="float">
            <text:p>0.9091273740532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23499280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8]+[.$C28]-1" office:value-type="float" office:value="0.902872206246849" calcext:value-type="float">
            <text:p>0.902872206246849</text:p>
          </table:table-cell>
          <table:table-cell table:formula="of:=1-[.I28]" office:value-type="float" office:value="0.0971277937531512" calcext:value-type="float">
            <text:p>0.0971277937531512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75621736664946" calcext:value-type="float">
            <text:p>0.975621736664946</text:p>
          </table:table-cell>
          <table:table-cell office:value-type="float" office:value="0.905540580039319" calcext:value-type="float">
            <text:p>0.905540580039319</text:p>
          </table:table-cell>
          <table:table-cell office:value-type="float" office:value="0.890922560710199" calcext:value-type="float">
            <text:p>0.890922560710199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15701236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29]+[.$C29]-1" office:value-type="float" office:value="0.881162316704265" calcext:value-type="float">
            <text:p>0.881162316704265</text:p>
          </table:table-cell>
          <table:table-cell table:formula="of:=1-[.I29]" office:value-type="float" office:value="0.118837683295735" calcext:value-type="float">
            <text:p>0.11883768329573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41495253623654" calcext:value-type="float">
            <text:p>0.941495253623654</text:p>
          </table:table-cell>
          <table:table-cell office:value-type="float" office:value="0.913959715746737" calcext:value-type="float">
            <text:p>0.913959715746737</text:p>
          </table:table-cell>
          <table:table-cell office:value-type="float" office:value="0.881249290365927" calcext:value-type="float">
            <text:p>0.881249290365927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03802862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0]+[.$C30]-1" office:value-type="float" office:value="0.855454969370391" calcext:value-type="float">
            <text:p>0.855454969370391</text:p>
          </table:table-cell>
          <table:table-cell table:formula="of:=1-[.I30]" office:value-type="float" office:value="0.144545030629609" calcext:value-type="float">
            <text:p>0.14454503062960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72156112467584" calcext:value-type="float">
            <text:p>0.972156112467584</text:p>
          </table:table-cell>
          <table:table-cell office:value-type="float" office:value="0.896218067457489" calcext:value-type="float">
            <text:p>0.896218067457489</text:p>
          </table:table-cell>
          <table:table-cell office:value-type="float" office:value="0.87888075403887" calcext:value-type="float">
            <text:p>0.87888075403887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12923495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1]+[.$C31]-1" office:value-type="float" office:value="0.868374179925073" calcext:value-type="float">
            <text:p>0.868374179925073</text:p>
          </table:table-cell>
          <table:table-cell table:formula="of:=1-[.I31]" office:value-type="float" office:value="0.131625820074927" calcext:value-type="float">
            <text:p>0.13162582007492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30806801584101" calcext:value-type="float">
            <text:p>0.930806801584101</text:p>
          </table:table-cell>
          <table:table-cell office:value-type="float" office:value="0.913556037048858" calcext:value-type="float">
            <text:p>0.913556037048858</text:p>
          </table:table-cell>
          <table:table-cell office:value-type="float" office:value="0.87742339731735" calcext:value-type="float">
            <text:p>0.87742339731735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02452266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2]+[.$C32]-1" office:value-type="float" office:value="0.844362838632959" calcext:value-type="float">
            <text:p>0.844362838632959</text:p>
          </table:table-cell>
          <table:table-cell table:formula="of:=1-[.I32]" office:value-type="float" office:value="0.155637161367041" calcext:value-type="float">
            <text:p>0.155637161367041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67552876826903" calcext:value-type="float">
            <text:p>0.967552876826903</text:p>
          </table:table-cell>
          <table:table-cell office:value-type="float" office:value="0.897816776241415" calcext:value-type="float">
            <text:p>0.897816776241415</text:p>
          </table:table-cell>
          <table:table-cell office:value-type="float" office:value="0.876059106397772" calcext:value-type="float">
            <text:p>0.876059106397772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24810552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3]+[.$C33]-1" office:value-type="float" office:value="0.865369653068318" calcext:value-type="float">
            <text:p>0.865369653068318</text:p>
          </table:table-cell>
          <table:table-cell table:formula="of:=1-[.I33]" office:value-type="float" office:value="0.134630346931682" calcext:value-type="float">
            <text:p>0.13463034693168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74526413981767" calcext:value-type="float">
            <text:p>0.974526413981767</text:p>
          </table:table-cell>
          <table:table-cell office:value-type="float" office:value="0.879704639708602" calcext:value-type="float">
            <text:p>0.879704639708602</text:p>
          </table:table-cell>
          <table:table-cell office:value-type="float" office:value="0.866282092627763" calcext:value-type="float">
            <text:p>0.866282092627763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14833802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4]+[.$C34]-1" office:value-type="float" office:value="0.854231053690369" calcext:value-type="float">
            <text:p>0.854231053690369</text:p>
          </table:table-cell>
          <table:table-cell table:formula="of:=1-[.I34]" office:value-type="float" office:value="0.145768946309631" calcext:value-type="float">
            <text:p>0.14576894630963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62430801818505" calcext:value-type="float">
            <text:p>0.962430801818505</text:p>
          </table:table-cell>
          <table:table-cell office:value-type="float" office:value="0.898106687843483" calcext:value-type="float">
            <text:p>0.898106687843483</text:p>
          </table:table-cell>
          <table:table-cell office:value-type="float" office:value="0.86622439149511" calcext:value-type="float">
            <text:p>0.86622439149511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1219929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5]+[.$C35]-1" office:value-type="float" office:value="0.860537489661988" calcext:value-type="float">
            <text:p>0.860537489661988</text:p>
          </table:table-cell>
          <table:table-cell table:formula="of:=1-[.I35]" office:value-type="float" office:value="0.139462510338012" calcext:value-type="float">
            <text:p>0.13946251033801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36199660522681" calcext:value-type="float">
            <text:p>0.936199660522681</text:p>
          </table:table-cell>
          <table:table-cell office:value-type="float" office:value="0.887490862101663" calcext:value-type="float">
            <text:p>0.887490862101663</text:p>
          </table:table-cell>
          <table:table-cell office:value-type="float" office:value="0.845808978607757" calcext:value-type="float">
            <text:p>0.845808978607757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11804080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6]+[.$C36]-1" office:value-type="float" office:value="0.823690522624344" calcext:value-type="float">
            <text:p>0.823690522624344</text:p>
          </table:table-cell>
          <table:table-cell table:formula="of:=1-[.I36]" office:value-type="float" office:value="0.176309477375656" calcext:value-type="float">
            <text:p>0.17630947737565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36897860252315" calcext:value-type="float">
            <text:p>0.936897860252315</text:p>
          </table:table-cell>
          <table:table-cell office:value-type="float" office:value="0.892291037715298" calcext:value-type="float">
            <text:p>0.892291037715298</text:p>
          </table:table-cell>
          <table:table-cell office:value-type="float" office:value="0.838817885511761" calcext:value-type="float">
            <text:p>0.838817885511761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1250857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7]+[.$C37]-1" office:value-type="float" office:value="0.829188897967613" calcext:value-type="float">
            <text:p>0.829188897967613</text:p>
          </table:table-cell>
          <table:table-cell table:formula="of:=1-[.I37]" office:value-type="float" office:value="0.170811102032387" calcext:value-type="float">
            <text:p>0.17081110203238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97754269108902" calcext:value-type="float">
            <text:p>0.897754269108902</text:p>
          </table:table-cell>
          <table:table-cell office:value-type="float" office:value="0.847433917374935" calcext:value-type="float">
            <text:p>0.847433917374935</text:p>
          </table:table-cell>
          <table:table-cell office:value-type="float" office:value="0.83180267289021" calcext:value-type="float">
            <text:p>0.83180267289021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3693197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8]+[.$C38]-1" office:value-type="float" office:value="0.745188186483837" calcext:value-type="float">
            <text:p>0.745188186483837</text:p>
          </table:table-cell>
          <table:table-cell table:formula="of:=1-[.I38]" office:value-type="float" office:value="0.254811813516163" calcext:value-type="float">
            <text:p>0.25481181351616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92125168430819" calcext:value-type="float">
            <text:p>0.892125168430819</text:p>
          </table:table-cell>
          <table:table-cell office:value-type="float" office:value="0.926126670267737" calcext:value-type="float">
            <text:p>0.926126670267737</text:p>
          </table:table-cell>
          <table:table-cell office:value-type="float" office:value="0.83011618532259" calcext:value-type="float">
            <text:p>0.83011618532259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04954239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39]+[.$C39]-1" office:value-type="float" office:value="0.818251838698556" calcext:value-type="float">
            <text:p>0.818251838698556</text:p>
          </table:table-cell>
          <table:table-cell table:formula="of:=1-[.I39]" office:value-type="float" office:value="0.181748161301444" calcext:value-type="float">
            <text:p>0.18174816130144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54546669932826" calcext:value-type="float">
            <text:p>0.854546669932826</text:p>
          </table:table-cell>
          <table:table-cell office:value-type="float" office:value="0.909974294578404" calcext:value-type="float">
            <text:p>0.909974294578404</text:p>
          </table:table-cell>
          <table:table-cell office:value-type="float" office:value="0.817834865485871" calcext:value-type="float">
            <text:p>0.817834865485871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137518419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0]+[.$C40]-1" office:value-type="float" office:value="0.76452096451123" calcext:value-type="float">
            <text:p>0.76452096451123</text:p>
          </table:table-cell>
          <table:table-cell table:formula="of:=1-[.I40]" office:value-type="float" office:value="0.23547903548877" calcext:value-type="float">
            <text:p>0.23547903548877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83665474127122" calcext:value-type="float">
            <text:p>0.983665474127122</text:p>
          </table:table-cell>
          <table:table-cell office:value-type="float" office:value="0.828455611424567" calcext:value-type="float">
            <text:p>0.828455611424567</text:p>
          </table:table-cell>
          <table:table-cell office:value-type="float" office:value="0.817252169642124" calcext:value-type="float">
            <text:p>0.817252169642124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0136024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1]+[.$C41]-1" office:value-type="float" office:value="0.812121085551689" calcext:value-type="float">
            <text:p>0.812121085551689</text:p>
          </table:table-cell>
          <table:table-cell table:formula="of:=1-[.I41]" office:value-type="float" office:value="0.187878914448311" calcext:value-type="float">
            <text:p>0.18787891444831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60590541738203" calcext:value-type="float">
            <text:p>0.860590541738203</text:p>
          </table:table-cell>
          <table:table-cell office:value-type="float" office:value="0.868752573042087" calcext:value-type="float">
            <text:p>0.868752573042087</text:p>
          </table:table-cell>
          <table:table-cell office:value-type="float" office:value="0.815346535420308" calcext:value-type="float">
            <text:p>0.815346535420308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01996104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2]+[.$C42]-1" office:value-type="float" office:value="0.72934311478029" calcext:value-type="float">
            <text:p>0.72934311478029</text:p>
          </table:table-cell>
          <table:table-cell table:formula="of:=1-[.I42]" office:value-type="float" office:value="0.27065688521971" calcext:value-type="float">
            <text:p>0.27065688521971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83103294856449" calcext:value-type="float">
            <text:p>0.883103294856449</text:p>
          </table:table-cell>
          <table:table-cell office:value-type="float" office:value="0.8148964569219" calcext:value-type="float">
            <text:p>0.8148964569219</text:p>
          </table:table-cell>
          <table:table-cell office:value-type="float" office:value="0.790143402112693" calcext:value-type="float">
            <text:p>0.790143402112693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22235916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3]+[.$C43]-1" office:value-type="float" office:value="0.697999751778349" calcext:value-type="float">
            <text:p>0.697999751778349</text:p>
          </table:table-cell>
          <table:table-cell table:formula="of:=1-[.I43]" office:value-type="float" office:value="0.302000248221651" calcext:value-type="float">
            <text:p>0.302000248221651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31109502681763" calcext:value-type="float">
            <text:p>0.931109502681763</text:p>
          </table:table-cell>
          <table:table-cell office:value-type="float" office:value="0.837880215315481" calcext:value-type="float">
            <text:p>0.837880215315481</text:p>
          </table:table-cell>
          <table:table-cell office:value-type="float" office:value="0.783529937304622" calcext:value-type="float">
            <text:p>0.783529937304622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2588252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4]+[.$C44]-1" office:value-type="float" office:value="0.768989717997244" calcext:value-type="float">
            <text:p>0.768989717997244</text:p>
          </table:table-cell>
          <table:table-cell table:formula="of:=1-[.I44]" office:value-type="float" office:value="0.231010282002756" calcext:value-type="float">
            <text:p>0.231010282002756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89604747262402" calcext:value-type="float">
            <text:p>0.889604747262402</text:p>
          </table:table-cell>
          <table:table-cell office:value-type="float" office:value="0.811917405063833" calcext:value-type="float">
            <text:p>0.811917405063833</text:p>
          </table:table-cell>
          <table:table-cell office:value-type="float" office:value="0.770362158386578" calcext:value-type="float">
            <text:p>0.770362158386578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2577952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5]+[.$C45]-1" office:value-type="float" office:value="0.701522152326235" calcext:value-type="float">
            <text:p>0.701522152326235</text:p>
          </table:table-cell>
          <table:table-cell table:formula="of:=1-[.I45]" office:value-type="float" office:value="0.298477847673765" calcext:value-type="float">
            <text:p>0.29847784767376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58680626168174" calcext:value-type="float">
            <text:p>0.858680626168174</text:p>
          </table:table-cell>
          <table:table-cell office:value-type="float" office:value="0.811741213148882" calcext:value-type="float">
            <text:p>0.811741213148882</text:p>
          </table:table-cell>
          <table:table-cell office:value-type="float" office:value="0.746390888390346" calcext:value-type="float">
            <text:p>0.746390888390346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24930522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6]+[.$C46]-1" office:value-type="float" office:value="0.670421839317056" calcext:value-type="float">
            <text:p>0.670421839317056</text:p>
          </table:table-cell>
          <table:table-cell table:formula="of:=1-[.I46]" office:value-type="float" office:value="0.329578160682944" calcext:value-type="float">
            <text:p>0.329578160682944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89485774272269" calcext:value-type="float">
            <text:p>0.889485774272269</text:p>
          </table:table-cell>
          <table:table-cell office:value-type="float" office:value="0.758306820751926" calcext:value-type="float">
            <text:p>0.758306820751926</text:p>
          </table:table-cell>
          <table:table-cell office:value-type="float" office:value="0.737702975575343" calcext:value-type="float">
            <text:p>0.737702975575343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4931678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7]+[.$C47]-1" office:value-type="float" office:value="0.647792595024195" calcext:value-type="float">
            <text:p>0.647792595024195</text:p>
          </table:table-cell>
          <table:table-cell table:formula="of:=1-[.I47]" office:value-type="float" office:value="0.352207404975805" calcext:value-type="float">
            <text:p>0.35220740497580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79699840236286" calcext:value-type="float">
            <text:p>0.879699840236286</text:p>
          </table:table-cell>
          <table:table-cell office:value-type="float" office:value="0.790136847939174" calcext:value-type="float">
            <text:p>0.790136847939174</text:p>
          </table:table-cell>
          <table:table-cell office:value-type="float" office:value="0.735512968921505" calcext:value-type="float">
            <text:p>0.735512968921505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3721280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8]+[.$C48]-1" office:value-type="float" office:value="0.66983668817546" calcext:value-type="float">
            <text:p>0.66983668817546</text:p>
          </table:table-cell>
          <table:table-cell table:formula="of:=1-[.I48]" office:value-type="float" office:value="0.33016331182454" calcext:value-type="float">
            <text:p>0.33016331182454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43139415853569" calcext:value-type="float">
            <text:p>0.843139415853569</text:p>
          </table:table-cell>
          <table:table-cell office:value-type="float" office:value="0.783848235040874" calcext:value-type="float">
            <text:p>0.783848235040874</text:p>
          </table:table-cell>
          <table:table-cell office:value-type="float" office:value="0.729363010512426" calcext:value-type="float">
            <text:p>0.729363010512426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30011508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49]+[.$C49]-1" office:value-type="float" office:value="0.626987650894443" calcext:value-type="float">
            <text:p>0.626987650894443</text:p>
          </table:table-cell>
          <table:table-cell table:formula="of:=1-[.I49]" office:value-type="float" office:value="0.373012349105557" calcext:value-type="float">
            <text:p>0.37301234910555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95229186314834" calcext:value-type="float">
            <text:p>0.795229186314834</text:p>
          </table:table-cell>
          <table:table-cell office:value-type="float" office:value="0.702105196423895" calcext:value-type="float">
            <text:p>0.702105196423895</text:p>
          </table:table-cell>
          <table:table-cell office:value-type="float" office:value="0.67394202969185" calcext:value-type="float">
            <text:p>0.67394202969185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10173540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50]+[.$C50]-1" office:value-type="float" office:value="0.497334382738729" calcext:value-type="float">
            <text:p>0.497334382738729</text:p>
          </table:table-cell>
          <table:table-cell table:formula="of:=1-[.I50]" office:value-type="float" office:value="0.502665617261271" calcext:value-type="float">
            <text:p>0.50266561726127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40621596169382" calcext:value-type="float">
            <text:p>0.740621596169382</text:p>
          </table:table-cell>
          <table:table-cell office:value-type="float" office:value="0.69738806241024" calcext:value-type="float">
            <text:p>0.69738806241024</text:p>
          </table:table-cell>
          <table:table-cell office:value-type="float" office:value="0.631757385371265" calcext:value-type="float">
            <text:p>0.631757385371265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429_21020897971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51]+[.$C51]-1" office:value-type="float" office:value="0.438009658579622" calcext:value-type="float">
            <text:p>0.438009658579622</text:p>
          </table:table-cell>
          <table:table-cell table:formula="of:=1-[.I51]" office:value-type="float" office:value="0.561990341420378" calcext:value-type="float">
            <text:p>0.56199034142037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76559195703067" calcext:value-type="float">
            <text:p>0.676559195703067</text:p>
          </table:table-cell>
          <table:table-cell office:value-type="float" office:value="0.65392160836517" calcext:value-type="float">
            <text:p>0.65392160836517</text:p>
          </table:table-cell>
          <table:table-cell office:value-type="float" office:value="0.636208943664385" calcext:value-type="float">
            <text:p>0.636208943664385</text:p>
          </table:table-cell>
          <table:table-cell office:value-type="string" calcext:value-type="string">
            <text:p>MUedit</text:p>
          </table:table-cell>
          <table:table-cell office:value-type="string" calcext:value-type="string">
            <text:p>run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52]+[.$C52]-1" office:value-type="float" office:value="0.330480804068237" calcext:value-type="float">
            <text:p>0.330480804068237</text:p>
          </table:table-cell>
          <table:table-cell table:formula="of:=1-[.I52]" office:value-type="float" office:value="0.669519195931763" calcext:value-type="float">
            <text:p>0.66951919593176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30212922967861" calcext:value-type="float">
            <text:p>0.830212922967861</text:p>
          </table:table-cell>
          <table:table-cell office:value-type="float" office:value="0.813162845282598" calcext:value-type="float">
            <text:p>0.813162845282598</text:p>
          </table:table-cell>
          <table:table-cell office:value-type="float" office:value="0.76776861121516" calcext:value-type="float">
            <text:p>0.76776861121516</text:p>
          </table:table-cell>
          <table:table-cell office:value-type="string" calcext:value-type="string">
            <text:p>MUedit</text:p>
          </table:table-cell>
          <table:table-cell office:value-type="string" calcext:value-type="string">
            <text:p>run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53]+[.$C53]-1" office:value-type="float" office:value="0.643375768250459" calcext:value-type="float">
            <text:p>0.643375768250459</text:p>
          </table:table-cell>
          <table:table-cell table:formula="of:=1-[.I53]" office:value-type="float" office:value="0.356624231749541" calcext:value-type="float">
            <text:p>0.35662423174954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182057797761" calcext:value-type="float">
            <text:p>0.7182057797761</text:p>
          </table:table-cell>
          <table:table-cell office:value-type="float" office:value="0.751659583419514" calcext:value-type="float">
            <text:p>0.751659583419514</text:p>
          </table:table-cell>
          <table:table-cell office:value-type="float" office:value="0.645434863820983" calcext:value-type="float">
            <text:p>0.645434863820983</text:p>
          </table:table-cell>
          <table:table-cell office:value-type="string" calcext:value-type="string">
            <text:p>MUedit</text:p>
          </table:table-cell>
          <table:table-cell office:value-type="string" calcext:value-type="string">
            <text:p>run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54]+[.$C54]-1" office:value-type="float" office:value="0.469865363195614" calcext:value-type="float">
            <text:p>0.469865363195614</text:p>
          </table:table-cell>
          <table:table-cell table:formula="of:=1-[.I54]" office:value-type="float" office:value="0.530134636804386" calcext:value-type="float">
            <text:p>0.530134636804386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82182859194958" calcext:value-type="float">
            <text:p>0.682182859194958</text:p>
          </table:table-cell>
          <table:table-cell office:value-type="float" office:value="0.674015391532753" calcext:value-type="float">
            <text:p>0.674015391532753</text:p>
          </table:table-cell>
          <table:table-cell office:value-type="float" office:value="0.609053298189563" calcext:value-type="float">
            <text:p>0.609053298189563</text:p>
          </table:table-cell>
          <table:table-cell office:value-type="string" calcext:value-type="string">
            <text:p>MUedit</text:p>
          </table:table-cell>
          <table:table-cell office:value-type="string" calcext:value-type="string">
            <text:p>run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B55]+[.$C55]-1" office:value-type="float" office:value="0.356198250727711" calcext:value-type="float">
            <text:p>0.356198250727711</text:p>
          </table:table-cell>
          <table:table-cell table:formula="of:=1-[.I55]" office:value-type="float" office:value="0.643801749272289" calcext:value-type="float">
            <text:p>0.643801749272289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plot4_KS_vs_GT_performance_comparison_20250513-204000_EMUsort,Kilosort4,MUedit_25,25,4'.A2:'plot4_KS_vs_GT_performance_comparison_20250513-204000_EMUsort,Kilosort4,MUedit_25,25,4'.AMJ5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" svg:font-family="times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2-31T14:24:47.319167894</dc:date>
    <meta:editing-duration>PT31M14S</meta:editing-duration>
    <meta:editing-cycles>3</meta:editing-cycles>
    <meta:document-statistic meta:table-count="1" meta:cell-count="557" meta:object-count="0"/>
  </office:meta>
</office:document-meta>
</file>